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1.2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43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4.326cm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3.048cm" svg:x="1.381cm" svg:y="4.021cm">
          <text:p text:style-name="P1">Uber</text:p>
          <text:p text:style-name="P1">Trip</text:p>
          <text:p text:style-name="P1">Data</text:p>
          <text:p text:style-name="P1">(csv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59cm" svg:y1="5.445cm" svg:x2="6.207cm" svg:y2="5.445cm">
          <text:p/>
        </draw:line>
        <draw:custom-shape draw:style-name="gr3" draw:text-style-name="P1" draw:layer="layout" svg:width="3.683cm" svg:height="3.683cm" svg:x="6.079cm" svg:y="3.539cm">
          <text:p text:style-name="P1">uberraw</text:p>
          <text:p text:style-name="P1">datatopic</text:p>
          <draw:enhanced-geometry svg:viewBox="0 0 88 21600" draw:glue-points="44 ?f6 44 0 0 10800 44 21600 88 10800" draw:text-areas="0 ?f6 88 ?f3" draw:mirror-horizontal="true" draw:mirror-vertic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9.509cm" svg:y1="5.445cm" svg:x2="12.684cm" svg:y2="5.445cm">
          <text:p/>
        </draw:line>
        <draw:custom-shape draw:style-name="gr4" draw:text-style-name="P1" draw:layer="layout" svg:width="4.826cm" svg:height="1.905cm" svg:x="12.684cm" svg:y="4.429cm">
          <text:p text:style-name="P1">Spark Stream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37cm" svg:y1="5.445cm" svg:x2="20.05cm" svg:y2="5.445cm">
          <text:p/>
        </draw:line>
        <draw:custom-shape draw:style-name="gr3" draw:text-style-name="P1" draw:layer="layout" svg:width="3.683cm" svg:height="3.683cm" svg:x="20.049cm" svg:y="3.539cm">
          <text:p text:style-name="P1"/>
          <draw:enhanced-geometry svg:viewBox="0 0 88 21600" draw:glue-points="44 ?f6 44 0 0 10800 44 21600 88 10800" draw:text-areas="0 ?f6 88 ?f3" draw:mirror-horizontal="true" draw:mirror-vertic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4.826cm" svg:height="1.905cm" svg:x="26.273cm" svg:y="4.429cm">
          <text:p text:style-name="P1">Spark Stream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86cm" svg:y1="5.445cm" svg:x2="26.273cm" svg:y2="5.445cm">
          <text:p/>
        </draw:line>
        <draw:frame draw:style-name="gr5" draw:text-style-name="P3" draw:layer="layout" svg:width="6.763cm" svg:height="2.384cm" svg:x="17.99cm" svg:y="4.132cm">
          <draw:text-box>
            <text:p><text:s text:c="16"/>uber</text:p>
            <text:p><text:s text:c="13"/>enriched</text:p>
            <text:p><text:s text:c="13"/>datatop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09:42:08.842820975</meta:creation-date>
    <dc:date>2018-11-01T09:54:01.925053594</dc:date>
    <meta:editing-duration>PT52S</meta:editing-duration>
    <meta:editing-cycles>2</meta:editing-cycles>
    <meta:generator>LibreOffice/6.0.6.2$Linux_X86_64 LibreOffice_project/00$Build-2</meta:generator>
    <meta:document-statistic meta:object-count="10"/>
  </office:meta>
</office:document-meta>
</file>